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895" officeooo:paragraph-rsid="00018895"/>
    </style:style>
    <style:style style:name="P2" style:family="paragraph" style:parent-style-name="Standard">
      <style:text-properties fo:font-size="24pt" officeooo:rsid="00018895" officeooo:paragraph-rsid="00018895" style:font-size-asian="24pt" style:font-size-complex="24pt"/>
    </style:style>
    <style:style style:name="P3" style:family="paragraph" style:parent-style-name="Standard">
      <style:text-properties officeooo:rsid="00019b1f" officeooo:paragraph-rsid="00019b1f"/>
    </style:style>
    <style:style style:name="P4" style:family="paragraph" style:parent-style-name="Standard">
      <style:text-properties officeooo:rsid="00019b1f" officeooo:paragraph-rsid="0003ec55"/>
    </style:style>
    <style:style style:name="P5" style:family="paragraph" style:parent-style-name="Standard">
      <style:text-properties officeooo:rsid="00018895" officeooo:paragraph-rsid="00018895"/>
    </style:style>
    <style:style style:name="P6" style:family="paragraph" style:parent-style-name="Standard">
      <style:text-properties officeooo:rsid="00018895" officeooo:paragraph-rsid="0002ee05"/>
    </style:style>
    <style:style style:name="P7" style:family="paragraph" style:parent-style-name="Standard">
      <style:text-properties fo:color="#c0c0c0" officeooo:rsid="00019b1f" officeooo:paragraph-rsid="00019b1f"/>
    </style:style>
    <style:style style:name="P8" style:family="paragraph" style:parent-style-name="Standard">
      <style:text-properties fo:color="#000000" fo:font-size="24pt" officeooo:rsid="00019b1f" officeooo:paragraph-rsid="00048a59" style:font-size-asian="21pt" style:font-size-complex="24pt"/>
    </style:style>
    <style:style style:name="P9" style:family="paragraph" style:parent-style-name="Standard">
      <style:text-properties fo:color="#000000" fo:font-size="12pt" officeooo:rsid="00019b1f" officeooo:paragraph-rsid="0003ec55" style:font-size-asian="10.5pt" style:font-size-complex="12pt"/>
    </style:style>
    <style:style style:name="P10" style:family="paragraph" style:parent-style-name="Standard">
      <style:text-properties fo:color="#000000" fo:font-size="12pt" officeooo:rsid="00019b1f" officeooo:paragraph-rsid="00048a59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2ee05"/>
    </style:style>
    <style:style style:name="T3" style:family="text">
      <style:text-properties fo:color="#c0c0c0"/>
    </style:style>
    <style:style style:name="T4" style:family="text">
      <style:text-properties officeooo:rsid="0003ec55"/>
    </style:style>
    <style:style style:name="T5" style:family="text">
      <style:text-properties fo:color="#000000" fo:font-size="24pt" officeooo:rsid="0003ec55" style:font-size-asian="21pt" style:font-size-complex="24pt"/>
    </style:style>
    <style:style style:name="T6" style:family="text">
      <style:text-properties officeooo:rsid="00048a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P1"/>
      <text:p text:style-name="P1">El proyecto <text:span text:style-name="T1">TrainApp</text:span> consiste en la elaboración de una web de seguimiento para ayudar con el entrenamiento.</text:p>
      <text:p text:style-name="P1"/>
      <text:p text:style-name="P1">El diseño de la web es simple y minimalista, constará de una página principal con un login en el centro, así como información que describirá a la aplicación.</text:p>
      <text:p text:style-name="P1">La web una vez el login sea satisfactorio constará de un menú para navegar por las distintas secciones en la parte superior, y un calendario que será nuestra mecánica principal.</text:p>
      <text:p text:style-name="P1"/>
      <text:p text:style-name="P1">El <text:span text:style-name="T1">calendario</text:span> como mecánica principal funcionará similar a una agenda:</text:p>
      <text:p text:style-name="P1"><text:tab/>1. Seleccionamos un día.</text:p>
      <text:p text:style-name="P1"><text:tab/>2. Asignamos qué tipo de entrenamiento vamos a efectuar.</text:p>
      <text:p text:style-name="P1"><text:tab/>3. Una vez realizado el entrenamiento anotaremos las repeticiones, peso y demás <text:tab/>información para así llevar un seguimiento.</text:p>
      <text:p text:style-name="P1"><text:tab/>4. Los datos se envían al servidor y éste los guarda en una base de datos.</text:p>
      <text:p text:style-name="P1"/>
      <text:p text:style-name="P1">Con los datos en la base de datos crearemos un gráfico, así como una tabla que nos informará del progreso que hemos obtenido.</text:p>
      <text:p text:style-name="P1"/>
      <text:p text:style-name="P1"/>
      <text:p text:style-name="P1">En la base de datos quedarán registrados los usuarios, sus rutinas personalizadas, su información y progreso.</text:p>
      <text:p text:style-name="P1"/>
      <text:p text:style-name="P1">Por otro lado también registraremos las máquinas más comunes así como los ejercicios. Además incluiremos rutinas de ejercicios de personas especializadas en el ámbito, como culturistas o deportistas de élite, para quien quiera seguir la rutina.</text:p>
      <text:p text:style-name="P1"/>
      <text:p text:style-name="P1">Toda la aplicación será llevada a móviles mediante PhoneGap.</text:p>
      <text:p text:style-name="P1"/>
      <text:p text:style-name="P1">A priori las tecnologías, frameworks y lenguajes de programación que vamos a utilizar serán:</text:p>
      <text:p text:style-name="P1"/>
      <text:p text:style-name="P1"><text:tab/>-PHP: <text:span text:style-name="T2">procesamiento de datos.</text:span></text:p>
      <text:p text:style-name="P1"><text:tab/>-MySQL: <text:span text:style-name="T2">almacenamiento de información.</text:span></text:p>
      <text:p text:style-name="P1"><text:tab/>-BootStrap: <text:span text:style-name="T2">diseño de la aplicación.</text:span></text:p>
      <text:p text:style-name="P1"><text:tab/>-PhoneGap: <text:span text:style-name="T2">versión para móvil (diseño de la aplicación).</text:span></text:p>
      <text:p text:style-name="P1"><text:tab/>-jQuery: <text:span text:style-name="T2">procesamiento de información/diseño.</text:span></text:p>
      <text:p text:style-name="P6"><text:tab/>-JavaScript: <text:span text:style-name="T2">procesamiento de información/diseño.</text:span></text:p>
      <text:p text:style-name="P1"/>
      <text:p text:style-name="P6"><text:span text:style-name="T2">Por otro lado, hay otros recursos (en principio menos trascendentes en el desarrollo de nuestra aplicación) que quizás también usemos si le vemos utilidad en la misma, que son:</text:span></text:p>
      <text:p text:style-name="P6"><text:span text:style-name="T2"/></text:p>
      <text:p text:style-name="P6"><text:span text:style-name="T2">-Wordpress: diseño de la aplicación.</text:span></text:p>
      <text:p text:style-name="P6"><text:span text:style-name="T2"/></text:p>
      <text:p text:style-name="P6"><text:span text:style-name="T2">-El Framework .NET: procesamiento de datos.</text:span></text:p>
      <text:p text:style-name="P1"/>
      <text:p text:style-name="P7">Nota:</text:p>
      <text:p text:style-name="P7"><text:tab/>Podemos mirar WordPress para el diseño de la web, así como, .NET.</text:p>
      <text:p text:style-name="P3"><text:span text:style-name="T3"><text:tab/>Lo suyo sería empezar con el diseño del login y la página inicial del calendario (esto creo que va a ser lo más duro) y vemos que podemos hacer con .NET y si lo implementamos, así como WordPress.</text:span></text:p>
      <text:p text:style-name="P4"><text:soft-page-break/><text:span text:style-name="T5">Objetivos</text:span></text:p>
      <text:p text:style-name="P9"><text:span text:style-name="T4"/></text:p>
      <text:p text:style-name="P9"><text:span text:style-name="T4">- Asimilación de los contenidos vistos durante el periodo teórico del Grado Superior.</text:span></text:p>
      <text:p text:style-name="P9"><text:span text:style-name="T4"/></text:p>
      <text:p text:style-name="P9"><text:span text:style-name="T4">- Desarrollo de una aplicación real y con utilidad para usuarios finales.</text:span></text:p>
      <text:p text:style-name="P9"><text:span text:style-name="T4"/></text:p>
      <text:p text:style-name="P9"><text:span text:style-name="T4">- Implementación de una idea, que bien puede ser cercana a un problema real que tengamos en un ambiente laboral, y su resolución a partir de nuestros conocimientos e investigación.</text:span></text:p>
      <text:p text:style-name="P9"><text:span text:style-name="T4"/></text:p>
      <text:p text:style-name="P8"><text:span text:style-name="T6">Fases del Proyecto</text:span></text:p>
      <text:p text:style-name="P8"><text:span text:style-name="T6"/></text:p>
      <text:p text:style-name="P10"><text:span text:style-name="T6">- Obtención del código HTML y CSS <text:s/>de la web, consiguiendo a priori una web estática.</text:span></text:p>
      <text:p text:style-name="P10"><text:span text:style-name="T6"/></text:p>
      <text:p text:style-name="P10"><text:span text:style-name="T6">- Creación de una base de datos donde almacenaremos la información, en este caso, los usuarios de la aplicación y sus registros.</text:span></text:p>
      <text:p text:style-name="P10"><text:span text:style-name="T6"/></text:p>
      <text:p text:style-name="P10"><text:span text:style-name="T6">- Implementaremos el código que recogerá la información de cada usuario y hará la aplicación dinámica.</text:span></text:p>
      <text:p text:style-name="P10"><text:span text:style-name="T6"/></text:p>
      <text:p text:style-name="P10"><text:span text:style-name="T6">- Entre tanto, se llevarán a cabo unas memorias, recogiendo el progreso que llevemos a cabo y que se entregarán el día de la exposición.</text:span></text:p>
      <text:p text:style-name="P10"><text:span text:style-name="T6"/></text:p>
      <text:p text:style-name="P10"><text:span text:style-name="T6">- Preparación de la exposición, creando una defensa oral de nuestra web.</text:span></text:p>
      <text:p text:style-name="P10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0:26.551870353</meta:creation-date>
    <dc:date>2017-03-21T18:53:38.43</dc:date>
    <meta:editing-duration>PT27M45S</meta:editing-duration>
    <meta:editing-cycles>3</meta:editing-cycles>
    <meta:generator>LibreOffice/3.6$Windows_x86 LibreOffice_project/5b93205-6e6b3fc-7830f6d-c08ad66-1d9bf4</meta:generator>
    <meta:document-statistic meta:table-count="0" meta:image-count="0" meta:object-count="0" meta:page-count="2" meta:paragraph-count="36" meta:word-count="501" meta:character-count="3104" meta:non-whitespace-character-count="2625"/>
  </office:meta>
</office:document-meta>
</file>